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320000037CBF67E94331DCB7AC.jpg" manifest:media-type="image/jpeg"/>
  <manifest:file-entry manifest:full-path="Pictures/10000000000006320000037C4CC2CB6B2B7EC2C9.jpg" manifest:media-type="image/jpeg"/>
  <manifest:file-entry manifest:full-path="Pictures/10000000000006320000037CBD9BC44609B199A1.jpg" manifest:media-type="image/jpeg"/>
  <manifest:file-entry manifest:full-path="Pictures/10000000000006320000037CB459F2D9CCFABA6C.jpg" manifest:media-type="image/jpeg"/>
  <manifest:file-entry manifest:full-path="Pictures/10000000000006320000037C94F4F1FCF2D6A17E.jpg" manifest:media-type="image/jpeg"/>
  <manifest:file-entry manifest:full-path="Pictures/10000000000006320000037C2B4279CE70C82F38.jpg" manifest:media-type="image/jpeg"/>
  <manifest:file-entry manifest:full-path="Pictures/10000000000006320000037C0DBEC9CD620BCEE8.jpg" manifest:media-type="image/jpeg"/>
  <manifest:file-entry manifest:full-path="Pictures/10000000000006320000037C13387203F0ECC8DE.jpg" manifest:media-type="image/jpeg"/>
  <manifest:file-entry manifest:full-path="Pictures/10000000000006320000037C91DB92030319B6DE.jpg" manifest:media-type="image/jpeg"/>
  <manifest:file-entry manifest:full-path="Pictures/10000000000006320000037CDDA8885697C22547.jpg" manifest:media-type="image/jpeg"/>
  <manifest:file-entry manifest:full-path="Pictures/10000000000006320000037C0DF804572019D775.jpg" manifest:media-type="image/jpeg"/>
  <manifest:file-entry manifest:full-path="Pictures/10000000000006320000037C82AF9C743C12BA3C.jpg" manifest:media-type="image/jpeg"/>
  <manifest:file-entry manifest:full-path="Pictures/10000000000006320000037CA4AE6652C6DF0075.jpg" manifest:media-type="image/jpeg"/>
  <manifest:file-entry manifest:full-path="Pictures/10000000000006320000037CA061133A594F2033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EOFLWS+OpenSymbol" svg:font-family="EOFLWS+OpenSymbol" style:font-pitch="variable"/>
    <style:font-face style:name="EOFLWS+OpenSymbol1" svg:font-family="EOFLWS+OpenSymbol"/>
    <style:font-face style:name="JDULMT+DejaVu Sans" svg:font-family="'JDULMT+DejaVu Sans'" style:font-pitch="variable"/>
    <style:font-face style:name="JDULMT+DejaVu Sans1" svg:font-family="'JDULMT+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TTGII+Liberation Sans" svg:font-family="'MTTGII+Liberation Sans'"/>
    <style:font-face style:name="MTTGII+Liberation Sans1" svg:font-family="'MTTGII+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1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bitmap" draw:fill-image-name="msFillBitmap_20_2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5" style:family="graphic" style:parent-style-name="standard">
      <style:graphic-properties draw:stroke="none" svg:stroke-width="0cm" draw:fill="bitmap" draw:fill-image-name="msFillBitmap_20_3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msFillBitmap_20_4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msFillBitmap_20_5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8" style:family="graphic" style:parent-style-name="standard">
      <style:graphic-properties draw:stroke="none" svg:stroke-width="0cm" draw:fill="bitmap" draw:fill-image-name="msFillBitmap_20_6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10" style:family="graphic" style:parent-style-name="standard">
      <style:graphic-properties draw:stroke="none" svg:stroke-width="0cm" draw:fill="bitmap" draw:fill-image-name="msFillBitmap_20_7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8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9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10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11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12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13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14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15" style:repeat="stretch" draw:textarea-vertical-align="top" draw:auto-grow-height="tru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0.986cm" fo:text-align="start" fo:text-indent="0cm" style:writing-mode="lr-tb"/>
      <style:text-properties fo:font-size="18pt"/>
    </style:style>
    <style:style style:name="P3" style:family="paragraph">
      <style:paragraph-properties fo:margin-left="0cm" fo:margin-right="0cm" fo:margin-top="0cm" fo:margin-bottom="0cm" fo:line-height="1.507cm" fo:text-align="start" fo:text-indent="0cm" style:writing-mode="lr-tb"/>
      <style:text-properties fo:font-size="18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.478cm" fo:text-align="start" fo:text-indent="0cm" style:writing-mode="lr-tb"/>
      <style:text-properties fo:font-size="18pt"/>
    </style:style>
    <style:style style:name="P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0.739cm" fo:text-align="start" fo:text-indent="0cm"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.326cm" fo:text-align="start" fo:text-indent="0cm" style:writing-mode="lr-tb"/>
      <style:text-properties fo:font-size="18pt"/>
    </style:style>
    <style:style style:name="P11" style:family="paragraph">
      <style:paragraph-properties fo:margin-left="0.229cm" fo:margin-right="0cm" fo:margin-top="0cm" fo:margin-bottom="0cm" fo:line-height="0.986cm" fo:text-align="start" fo:text-indent="0cm" style:writing-mode="lr-tb"/>
      <style:text-properties fo:font-size="18pt"/>
    </style:style>
    <style:style style:name="P12" style:family="paragraph">
      <style:paragraph-properties fo:margin-left="0.032cm" fo:margin-right="0cm" fo:margin-top="0.466cm" fo:margin-bottom="0cm" fo:line-height="0.903cm" fo:text-align="start" fo:text-indent="0cm" style:writing-mode="lr-tb"/>
      <style:text-properties fo:font-size="18pt"/>
    </style:style>
    <style:style style:name="P13" style:family="paragraph">
      <style:paragraph-properties fo:margin-left="0cm" fo:margin-right="0cm" fo:margin-top="0.494cm" fo:margin-bottom="0cm" fo:line-height="0.903cm" fo:text-align="start" fo:text-indent="0cm" style:writing-mode="lr-tb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.327cm" fo:text-align="start" fo:text-indent="0cm" style:writing-mode="lr-tb"/>
      <style:text-properties fo:font-size="18pt"/>
    </style:style>
    <style:style style:name="P16" style:family="paragraph">
      <style:paragraph-properties fo:margin-left="0cm" fo:margin-right="0cm" fo:margin-top="0cm" fo:margin-bottom="0cm" fo:line-height="0.26cm" fo:text-align="start" fo:text-indent="0cm"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0.575cm" fo:text-align="start" fo:text-indent="0cm" style:writing-mode="lr-tb"/>
      <style:text-properties fo:font-size="18pt"/>
    </style:style>
    <style:style style:name="P18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0.709cm" fo:text-align="start" fo:text-indent="0cm" style:writing-mode="lr-tb"/>
      <style:text-properties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0.739cm" fo:text-align="start" fo:text-indent="0cm" style:writing-mode="lr-tb" style:font-independent-line-spacing="true"/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0.709cm" fo:text-align="start" fo:text-indent="0cm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0.575cm" fo:text-align="start" fo:text-indent="0cm" style:writing-mode="lr-tb" style:font-independent-line-spacing="true"/>
      <style:text-properties fo:font-size="18pt"/>
    </style:style>
    <style:style style:name="P24" style:family="paragraph">
      <style:paragraph-properties fo:text-align="center"/>
    </style:style>
    <style:style style:name="P25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1.125cm" fo:margin-bottom="0cm" fo:line-height="0.575cm" fo:text-align="start" fo:text-indent="0cm" style:writing-mode="lr-tb"/>
      <style:text-properties fo:font-size="18pt"/>
    </style:style>
    <style:style style:name="P27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1.111cm" fo:margin-bottom="0cm" fo:line-height="0.575cm" fo:text-align="start" fo:text-indent="0cm" style:writing-mode="lr-tb"/>
      <style:text-properties fo:font-size="18pt"/>
    </style:style>
    <style:style style:name="P29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30" style:family="paragraph">
      <style:paragraph-properties fo:margin-left="0cm" fo:margin-right="0cm" fo:margin-top="1.072cm" fo:margin-bottom="0cm" fo:line-height="0.575cm" fo:text-align="start" fo:text-indent="0cm" style:writing-mode="lr-tb"/>
      <style:text-properties fo:font-size="18pt"/>
    </style:style>
    <style:style style:name="P31" style:family="paragraph">
      <style:paragraph-properties fo:margin-left="1.189cm" fo:margin-right="0cm" fo:margin-top="0cm" fo:margin-bottom="0cm" fo:line-height="0.575cm" fo:text-align="start" fo:text-indent="0cm" style:writing-mode="lr-tb"/>
      <style:text-properties fo:font-size="18pt"/>
    </style:style>
    <style:style style:name="P32" style:family="paragraph">
      <style:paragraph-properties fo:margin-left="0cm" fo:margin-right="0cm" fo:margin-top="0.902cm" fo:margin-bottom="0cm" fo:line-height="0.575cm" fo:text-align="start" fo:text-indent="0cm" style:writing-mode="lr-tb"/>
      <style:text-properties fo:font-size="18pt"/>
    </style:style>
    <style:style style:name="P33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276cm" fo:margin-bottom="0cm" fo:line-height="0.575cm" fo:text-align="start" fo:text-indent="0cm" style:writing-mode="lr-tb"/>
      <style:text-properties fo:font-size="18pt"/>
    </style:style>
    <style:style style:name="P35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36" style:family="paragraph">
      <style:paragraph-properties fo:margin-left="0cm" fo:margin-right="0cm" fo:margin-top="0.271cm" fo:margin-bottom="0cm" fo:line-height="0.575cm" fo:text-align="start" fo:text-indent="0cm" style:writing-mode="lr-tb"/>
      <style:text-properties fo:font-size="18pt"/>
    </style:style>
    <style:style style:name="P37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38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39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40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24pt" fo:letter-spacing="normal" fo:font-style="normal" style:text-underline-style="none" fo:font-weight="normal" style:font-size-asian="24pt" style:font-style-asian="normal" style:font-weight-asian="normal" style:font-name-complex="JDULMT+DejaVu Sans1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24pt" fo:letter-spacing="0.005cm" fo:font-style="normal" style:text-underline-style="none" fo:font-weight="normal" style:font-size-asian="24pt" style:font-style-asian="normal" style:font-weight-asian="normal" style:font-name-complex="JDULMT+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40pt" fo:letter-spacing="normal" fo:font-style="normal" style:text-underline-style="none" fo:font-weight="normal" style:font-size-asian="40pt" style:font-style-asian="normal" style:font-weight-asian="normal" style:font-name-complex="JDULMT+DejaVu Sans1" style:font-size-complex="4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40pt" fo:letter-spacing="-0.171cm" fo:font-style="normal" style:text-underline-style="none" fo:font-weight="normal" style:font-size-asian="40pt" style:font-style-asian="normal" style:font-weight-asian="normal" style:font-name-complex="JDULMT+DejaVu Sans1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24pt" fo:letter-spacing="-0.005cm" fo:font-style="normal" style:text-underline-style="none" fo:font-weight="normal" style:font-size-asian="24pt" style:font-style-asian="normal" style:font-weight-asian="normal" style:font-name-complex="JDULMT+DejaVu Sans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24pt" fo:letter-spacing="0.006cm" fo:font-style="normal" style:text-underline-style="none" fo:font-weight="normal" style:font-size-asian="24pt" style:font-style-asian="normal" style:font-weight-asian="normal" style:font-name-complex="JDULMT+DejaVu Sans1" style:font-size-complex="24pt" style:font-style-complex="normal" style:font-weight-complex="normal"/>
    </style:style>
    <style:style style:name="T7" style:family="text">
      <style:text-properties fo:font-variant="normal" fo:text-transform="none" fo:color="#1c1c1c" loext:opacity="100%" style:text-line-through-style="none" style:text-line-through-type="none" style:text-position="0% 100%" style:font-name="JDULMT+DejaVu Sans1" fo:font-size="36pt" fo:letter-spacing="normal" fo:font-style="normal" style:text-underline-style="none" fo:font-weight="normal" style:font-size-asian="36pt" style:font-style-asian="normal" style:font-weight-asian="normal" style:font-name-complex="JDULMT+DejaVu Sans1" style:font-size-complex="36pt" style:font-style-complex="normal" style:font-weight-complex="normal"/>
    </style:style>
    <style:style style:name="T8" style:family="text">
      <style:text-properties fo:font-variant="normal" fo:text-transform="none" fo:color="#1c1c1c" loext:opacity="100%" style:text-line-through-style="none" style:text-line-through-type="none" style:text-position="0% 100%" style:font-name="JDULMT+DejaVu Sans1" fo:font-size="36pt" fo:letter-spacing="-0.01cm" fo:font-style="normal" style:text-underline-style="none" fo:font-weight="normal" style:font-size-asian="36pt" style:font-style-asian="normal" style:font-weight-asian="normal" style:font-name-complex="JDULMT+DejaVu Sans1" style:font-size-complex="36pt" style:font-style-complex="normal" style:font-weight-complex="normal"/>
    </style:style>
    <style:style style:name="T9" style:family="text">
      <style:text-properties fo:font-variant="normal" fo:text-transform="none" fo:color="#1c1c1c" loext:opacity="100%" style:text-line-through-style="none" style:text-line-through-type="none" style:text-position="0% 100%" style:font-name="JDULMT+DejaVu Sans1" fo:font-size="36pt" fo:letter-spacing="0.006cm" fo:font-style="normal" style:text-underline-style="none" fo:font-weight="normal" style:font-size-asian="36pt" style:font-style-asian="normal" style:font-weight-asian="normal" style:font-name-complex="JDULMT+DejaVu Sans1" style:font-size-complex="3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normal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-0.004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0.005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36pt" fo:letter-spacing="normal" fo:font-style="normal" style:text-underline-style="none" fo:font-weight="normal" style:font-size-asian="36pt" style:font-style-asian="normal" style:font-weight-asian="normal" style:font-name-complex="JDULMT+DejaVu Sans1" style:font-size-complex="3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22pt" fo:letter-spacing="normal" fo:font-style="normal" style:text-underline-style="none" fo:font-weight="normal" style:font-size-asian="22pt" style:font-style-asian="normal" style:font-weight-asian="normal" style:font-name-complex="JDULMT+DejaVu Sans1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22pt" fo:letter-spacing="-0.005cm" fo:font-style="normal" style:text-underline-style="none" fo:font-weight="normal" style:font-size-asian="22pt" style:font-style-asian="normal" style:font-weight-asian="normal" style:font-name-complex="JDULMT+DejaVu Sans1" style:font-size-complex="2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22pt" fo:letter-spacing="0.006cm" fo:font-style="normal" style:text-underline-style="none" fo:font-weight="normal" style:font-size-asian="22pt" style:font-style-asian="normal" style:font-weight-asian="normal" style:font-name-complex="JDULMT+DejaVu Sans1" style:font-size-complex="2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EOFLWS+OpenSymbol1" fo:font-size="8pt" fo:letter-spacing="normal" fo:font-style="normal" style:text-underline-style="none" fo:font-weight="normal" style:font-size-asian="8pt" style:font-style-asian="normal" style:font-weight-asian="normal" style:font-name-complex="EOFLWS+OpenSymbol1" style:font-size-complex="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-0.008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0.008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0.004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-0.01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4pt" fo:letter-spacing="normal" fo:font-style="normal" style:text-underline-style="none" fo:font-weight="normal" style:font-size-asian="14pt" style:font-style-asian="normal" style:font-weight-asian="normal" style:font-name-complex="JDULMT+DejaVu Sans1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4pt" fo:letter-spacing="0.532cm" fo:font-style="normal" style:text-underline-style="none" fo:font-weight="normal" style:font-size-asian="14pt" style:font-style-asian="normal" style:font-weight-asian="normal" style:font-name-complex="JDULMT+DejaVu Sans1" style:font-size-complex="14pt" style:font-style-complex="normal" style:font-weight-complex="normal"/>
    </style:style>
    <style:style style:name="T24" style:family="text">
      <style:text-properties fo:font-variant="normal" fo:text-transform="none" fo:color="#333333" loext:opacity="100%" style:text-line-through-style="none" style:text-line-through-type="none" style:text-position="0% 100%" style:font-name="JDULMT+DejaVu Sans1" fo:font-size="14pt" fo:letter-spacing="normal" fo:font-style="normal" style:text-underline-style="none" fo:font-weight="normal" style:font-size-asian="14pt" style:font-style-asian="normal" style:font-weight-asian="normal" style:font-name-complex="JDULMT+DejaVu Sans1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TTGII+Liberation Sans" fo:font-size="18pt" fo:letter-spacing="normal" fo:font-style="normal" style:text-underline-style="none" fo:font-weight="normal" style:font-size-asian="18pt" style:font-style-asian="normal" style:font-weight-asian="normal" style:font-name-complex="MTTGII+Liberation Sans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-0.006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-0.005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0.012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JDULMT+DejaVu Sans1" fo:font-size="18pt" fo:letter-spacing="0.006cm" fo:font-style="normal" style:text-underline-style="none" fo:font-weight="normal" style:font-size-asian="18pt" style:font-style-asian="normal" style:font-weight-asian="normal" style:font-name-complex="JDULMT+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bject 1" draw:style-name="gr1" draw:text-style-name="P1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6.794cm" svg:height="2.494cm" svg:x="0.9cm" svg:y="4.948cm">
          <text:p text:style-name="P2"><text:span text:style-name="T1">Data</text:span><text:span text:style-name="T2"> </text:span><text:span text:style-name="T1">Structures</text:span></text:p>
          <text:p text:style-name="P3"><text:span text:style-name="T3">Stack</text:span><text:span text:style-name="T4"> </text:span><text:span text:style-name="T1">– </text:span><text:span text:style-name="T5">Linked</text:span><text:span text:style-name="T6"> </text:span><text:span text:style-name="T1">List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name="object 1" draw:style-name="gr4" draw:text-style-name="P6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22.609cm" svg:height="1.479cm" svg:x="0.9cm" svg:y="11.586cm">
          <text:p text:style-name="P7"><text:span text:style-name="T7">Stack – </text:span><text:span text:style-name="T8">Linked</text:span><text:span text:style-name="T9"> </text:span><text:span text:style-name="T7">List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name="object 1" draw:style-name="gr5" draw:text-style-name="P8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6cm" svg:x="0.55cm" svg:y="0.382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0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8.179cm" svg:height="3.753cm" svg:x="1.203cm" svg:y="5.936cm">
          <text:p text:style-name="P11"><text:span text:style-name="T1">Insert an Element</text:span></text:p>
          <text:p text:style-name="P12"><text:span text:style-name="T14">Delete an</text:span><text:span text:style-name="T15"> </text:span><text:span text:style-name="T14">Element</text:span></text:p>
          <text:p text:style-name="P13"><text:span text:style-name="T15">Print</text:span><text:span text:style-name="T16"> </text:span><text:span text:style-name="T14">top E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name="object 1" draw:style-name="gr6" draw:text-style-name="P14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22.893cm" svg:height="0.74cm" svg:x="2.05cm" svg:y="3.807cm">
          <text:p text:style-name="P9"><text:span text:style-name="T11">Linked</text:span><text:span text:style-name="T12"> </text:span><text:span text:style-name="T10">list is a linear data structure that consists of sequence of 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0.65cm" svg:height="0.261cm" svg:x="1.45cm" svg:y="4.044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1.626cm" svg:height="0.74cm" svg:x="2.05cm" svg:y="4.546cm">
          <text:p text:style-name="P9"><text:span text:style-name="T10">which </text:span><text:span text:style-name="T18">are</text:span><text:span text:style-name="T19"> </text:span><text:span text:style-name="T10">connected to</text:span><text:span text:style-name="T20"> </text:span><text:span text:style-name="T10">each</text:span><text:span text:style-name="T20"> </text:span><text:span text:style-name="T21">oth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3.308cm" svg:height="0.576cm" svg:x="4.477cm" svg:y="9.212cm">
          <text:p text:style-name="P17"><text:span text:style-name="T22">Data</text:span><text:span text:style-name="T23"> </text:span><text:span text:style-name="T22">L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8.536cm" svg:height="0.74cm" svg:x="2.05cm" svg:y="11.18cm">
          <text:p text:style-name="P9"><text:span text:style-name="T10">Using a </text:span><text:span text:style-name="T11">Linked</text:span><text:span text:style-name="T10"> List we can </text:span><text:span text:style-name="T11">create</text:span><text:span text:style-name="T10"> a stack of variable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0.65cm" svg:height="0.261cm" svg:x="1.45cm" svg:y="11.417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name="object 1" draw:style-name="gr7" draw:text-style-name="P18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1.236cm" svg:height="0.576cm" svg:x="8.558cm" svg:y="8.21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1.706cm" svg:height="0.576cm" svg:x="8.551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name="object 1" draw:style-name="gr8" draw:text-style-name="P19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3.244cm" svg:height="0.74cm" svg:x="13.049cm" svg:y="2.911cm">
          <text:p text:style-name="P9"><text:span text:style-name="T10">Push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4.823cm" svg:height="0.71cm" svg:x="2.6cm" svg:y="4.129cm">
          <text:p text:style-name="P20"><text:span text:style-name="T25">Push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.236cm" svg:height="0.576cm" svg:x="8.558cm" svg:y="8.21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1.706cm" svg:height="0.576cm" svg:x="8.551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.051cm" svg:height="0.576cm" svg:x="13.42cm" svg:y="9.311cm">
          <text:p text:style-name="P17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1.709cm" svg:height="0.576cm" svg:x="15.148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" draw:text-style-name="P4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name="object 2" draw:style-name="gr8" draw:text-style-name="P19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" draw:style-name="gr2" draw:text-style-name="P21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3" draw:style-name="gr2" draw:text-style-name="P21" draw:layer="layout" svg:width="3.244cm" svg:height="0.74cm" svg:x="13.049cm" svg:y="2.911cm">
          <text:p text:style-name="P9"><text:span text:style-name="T10">Push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4" draw:style-name="gr2" draw:text-style-name="P22" draw:layer="layout" svg:width="4.823cm" svg:height="0.71cm" svg:x="2.6cm" svg:y="4.129cm">
          <text:p text:style-name="P20"><text:span text:style-name="T25">Push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5" draw:style-name="gr2" draw:text-style-name="P23" draw:layer="layout" svg:width="1.236cm" svg:height="0.576cm" svg:x="8.558cm" svg:y="8.21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6" draw:style-name="gr2" draw:text-style-name="P23" draw:layer="layout" svg:width="1.706cm" svg:height="0.576cm" svg:x="8.551cm" svg:y="9.35cm">
          <text:p text:style-name="P17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7" draw:style-name="gr2" draw:text-style-name="P23" draw:layer="layout" svg:width="1.051cm" svg:height="0.576cm" svg:x="13.42cm" svg:y="9.311cm">
          <text:p text:style-name="P17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8" draw:style-name="gr2" draw:text-style-name="P23" draw:layer="layout" svg:width="1.709cm" svg:height="0.576cm" svg:x="15.148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9" draw:style-name="gr2" draw:text-style-name="P23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name="object 30" draw:style-name="gr8" draw:text-style-name="P19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6" draw:style-name="gr2" draw:text-style-name="P21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1" draw:style-name="gr2" draw:text-style-name="P21" draw:layer="layout" svg:width="3.244cm" svg:height="0.74cm" svg:x="13.049cm" svg:y="2.911cm">
          <text:p text:style-name="P9"><text:span text:style-name="T10">Push(2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2" draw:style-name="gr2" draw:text-style-name="P22" draw:layer="layout" svg:width="4.823cm" svg:height="0.71cm" svg:x="2.6cm" svg:y="4.129cm">
          <text:p text:style-name="P20"><text:span text:style-name="T25">Push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3" draw:style-name="gr2" draw:text-style-name="P23" draw:layer="layout" svg:width="1.236cm" svg:height="0.576cm" svg:x="8.558cm" svg:y="8.21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4" draw:style-name="gr2" draw:text-style-name="P23" draw:layer="layout" svg:width="1.706cm" svg:height="0.576cm" svg:x="8.551cm" svg:y="9.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5" draw:style-name="gr2" draw:text-style-name="P23" draw:layer="layout" svg:width="1.051cm" svg:height="0.576cm" svg:x="13.42cm" svg:y="9.311cm">
          <text:p text:style-name="P17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6" draw:style-name="gr2" draw:text-style-name="P23" draw:layer="layout" svg:width="1.709cm" svg:height="0.576cm" svg:x="15.148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7" draw:style-name="gr2" draw:text-style-name="P23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24" draw:layer="layout" svg:width="1.905cm" svg:height="1.27cm" svg:x="12.7cm" svg:y="6.985cm">
          <text:p text:style-name="P24">20</text:p>
          <draw:enhanced-geometry svg:viewBox="0 0 21600 21600" draw:type="rectangle" draw:enhanced-path="M 0 0 L 21600 0 21600 21600 0 21600 0 0 Z N"/>
        </draw:custom-shape>
        <draw:custom-shape draw:style-name="gr9" draw:text-style-name="P24" draw:layer="layout" svg:width="1.905cm" svg:height="1.27cm" svg:x="14.605cm" svg:y="6.985cm">
          <text:p text:style-name="P24">NULL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name="object 1" draw:style-name="gr10" draw:text-style-name="P25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3.244cm" svg:height="0.74cm" svg:x="13.049cm" svg:y="2.911cm">
          <text:p text:style-name="P9"><text:span text:style-name="T10">Push(2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4.823cm" svg:height="0.71cm" svg:x="2.6cm" svg:y="4.129cm">
          <text:p text:style-name="P20"><text:span text:style-name="T25">Push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.236cm" svg:height="2.276cm" svg:x="8.558cm" svg:y="6.51cm">
          <text:p text:style-name="P17"><text:span text:style-name="T22">top</text:span></text:p>
          <text:p text:style-name="P26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1.051cm" svg:height="0.576cm" svg:x="13.42cm" svg:y="7.681cm">
          <text:p text:style-name="P17"><text:span text:style-name="T22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.051cm" svg:height="0.576cm" svg:x="13.42cm" svg:y="9.311cm">
          <text:p text:style-name="P17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1.709cm" svg:height="0.576cm" svg:x="15.148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" draw:text-style-name="P4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name="object 1" draw:style-name="gr11" draw:text-style-name="P27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3.244cm" svg:height="0.74cm" svg:x="13.049cm" svg:y="2.911cm">
          <text:p text:style-name="P9"><text:span text:style-name="T10">Push(3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4.823cm" svg:height="0.71cm" svg:x="2.6cm" svg:y="4.129cm">
          <text:p text:style-name="P20"><text:span text:style-name="T25">Push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.236cm" svg:height="0.576cm" svg:x="8.558cm" svg:y="4.912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1.051cm" svg:height="2.262cm" svg:x="13.42cm" svg:y="6.013cm">
          <text:p text:style-name="P17"><text:span text:style-name="T22">30</text:span></text:p>
          <text:p text:style-name="P28"><text:span text:style-name="T22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.236cm" svg:height="0.576cm" svg:x="8.758cm" svg:y="6.81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1.051cm" svg:height="0.576cm" svg:x="13.42cm" svg:y="9.311cm">
          <text:p text:style-name="P17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" draw:text-style-name="P4" draw:layer="layout" svg:width="1.709cm" svg:height="0.576cm" svg:x="15.148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" draw:text-style-name="P4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name="object 48" draw:style-name="gr11" draw:text-style-name="P27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9" draw:style-name="gr2" draw:text-style-name="P21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0" draw:style-name="gr2" draw:text-style-name="P21" draw:layer="layout" svg:width="3.244cm" svg:height="0.74cm" svg:x="13.049cm" svg:y="2.911cm">
          <text:p text:style-name="P9"><text:span text:style-name="T10">Push(3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1" draw:style-name="gr2" draw:text-style-name="P22" draw:layer="layout" svg:width="4.823cm" svg:height="0.71cm" svg:x="2.6cm" svg:y="4.129cm">
          <text:p text:style-name="P20"><text:span text:style-name="T25">Push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2" draw:style-name="gr2" draw:text-style-name="P23" draw:layer="layout" svg:width="1.236cm" svg:height="0.576cm" svg:x="8.558cm" svg:y="4.912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3" draw:style-name="gr2" draw:text-style-name="P23" draw:layer="layout" svg:width="1.051cm" svg:height="2.262cm" svg:x="13.42cm" svg:y="6.013cm">
          <text:p text:style-name="P17"><text:span text:style-name="T22">30</text:span></text:p>
          <text:p text:style-name="P28"><text:span text:style-name="T22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4" draw:style-name="gr2" draw:text-style-name="P23" draw:layer="layout" svg:width="1.236cm" svg:height="0.576cm" svg:x="8.558cm" svg:y="6.71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5" draw:style-name="gr2" draw:text-style-name="P23" draw:layer="layout" svg:width="1.051cm" svg:height="0.576cm" svg:x="13.42cm" svg:y="9.311cm">
          <text:p text:style-name="P17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6" draw:style-name="gr2" draw:text-style-name="P23" draw:layer="layout" svg:width="1.709cm" svg:height="0.576cm" svg:x="15.148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7" draw:style-name="gr2" draw:text-style-name="P23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8" draw:style-name="gr2" draw:text-style-name="P22" draw:layer="layout" svg:width="4.657cm" svg:height="0.71cm" svg:x="18.087cm" svg:y="12.73cm">
          <text:p text:style-name="P20"><text:span text:style-name="T25">insert_at_firs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name="object 1" draw:style-name="gr12" draw:text-style-name="P29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2.092cm" svg:height="0.74cm" svg:x="13.952cm" svg:y="2.911cm">
          <text:p text:style-name="P9"><text:span text:style-name="T26">P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4.507cm" svg:height="0.71cm" svg:x="2.759cm" svg:y="4.129cm">
          <text:p text:style-name="P20"><text:span text:style-name="T25">Pop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.236cm" svg:height="0.576cm" svg:x="8.558cm" svg:y="4.912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1.051cm" svg:height="0.576cm" svg:x="13.42cm" svg:y="6.013cm">
          <text:p text:style-name="P17"><text:span text:style-name="T22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.051cm" svg:height="2.223cm" svg:x="13.42cm" svg:y="7.681cm">
          <text:p text:style-name="P17"><text:span text:style-name="T22">20</text:span></text:p>
          <text:p text:style-name="P30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2.898cm" svg:height="2.053cm" svg:x="13.959cm" svg:y="9.35cm">
          <text:p text:style-name="P31"><text:span text:style-name="T24">NULL</text:span></text:p>
          <text:p text:style-name="P32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name="object 1" draw:style-name="gr13" draw:text-style-name="P33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2.092cm" svg:height="0.74cm" svg:x="13.952cm" svg:y="2.911cm">
          <text:p text:style-name="P9"><text:span text:style-name="T26">P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4.507cm" svg:height="0.71cm" svg:x="2.759cm" svg:y="4.129cm">
          <text:p text:style-name="P20"><text:span text:style-name="T25">Pop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.236cm" svg:height="0.576cm" svg:x="8.558cm" svg:y="4.912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1.719cm" svg:height="1.427cm" svg:x="18.45cm" svg:y="5.18cm">
          <text:p text:style-name="P17"><text:span text:style-name="T22">temp</text:span></text:p>
          <text:p text:style-name="P34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.051cm" svg:height="0.576cm" svg:x="13.42cm" svg:y="6.013cm">
          <text:p text:style-name="P17"><text:span text:style-name="T22">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1.236cm" svg:height="0.576cm" svg:x="8.558cm" svg:y="6.51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" draw:text-style-name="P4" draw:layer="layout" svg:width="1.051cm" svg:height="2.223cm" svg:x="13.42cm" svg:y="7.681cm">
          <text:p text:style-name="P17"><text:span text:style-name="T22">20</text:span></text:p>
          <text:p text:style-name="P30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" draw:text-style-name="P4" draw:layer="layout" svg:width="2.898cm" svg:height="2.053cm" svg:x="13.959cm" svg:y="9.35cm">
          <text:p text:style-name="P31"><text:span text:style-name="T24">NULL</text:span></text:p>
          <text:p text:style-name="P32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custom-shape draw:name="object 1" draw:style-name="gr14" draw:text-style-name="P35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2.092cm" svg:height="0.74cm" svg:x="13.952cm" svg:y="2.911cm">
          <text:p text:style-name="P9"><text:span text:style-name="T26">P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4.507cm" svg:height="0.71cm" svg:x="2.759cm" svg:y="4.129cm">
          <text:p text:style-name="P20"><text:span text:style-name="T25">Pop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.236cm" svg:height="2.276cm" svg:x="8.558cm" svg:y="6.51cm">
          <text:p text:style-name="P17"><text:span text:style-name="T22">top</text:span></text:p>
          <text:p text:style-name="P26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1.719cm" svg:height="1.422cm" svg:x="18.45cm" svg:y="6.976cm">
          <text:p text:style-name="P17"><text:span text:style-name="T22">temp</text:span></text:p>
          <text:p text:style-name="P36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.051cm" svg:height="0.576cm" svg:x="13.42cm" svg:y="7.681cm">
          <text:p text:style-name="P17"><text:span text:style-name="T22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1.051cm" svg:height="0.576cm" svg:x="13.42cm" svg:y="9.311cm">
          <text:p text:style-name="P17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" draw:text-style-name="P4" draw:layer="layout" svg:width="1.709cm" svg:height="0.576cm" svg:x="15.148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" draw:text-style-name="P4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custom-shape draw:name="object 1" draw:style-name="gr15" draw:text-style-name="P37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2.092cm" svg:height="0.74cm" svg:x="13.952cm" svg:y="2.911cm">
          <text:p text:style-name="P9"><text:span text:style-name="T26">P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4.507cm" svg:height="0.71cm" svg:x="2.759cm" svg:y="4.129cm">
          <text:p text:style-name="P20"><text:span text:style-name="T25">Pop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.236cm" svg:height="0.576cm" svg:x="8.558cm" svg:y="8.21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1.719cm" svg:height="1.422cm" svg:x="18.45cm" svg:y="8.507cm">
          <text:p text:style-name="P17"><text:span text:style-name="T22">temp</text:span></text:p>
          <text:p text:style-name="P36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.706cm" svg:height="0.576cm" svg:x="8.551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1.051cm" svg:height="0.576cm" svg:x="13.42cm" svg:y="9.311cm">
          <text:p text:style-name="P17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" draw:text-style-name="P4" draw:layer="layout" svg:width="1.709cm" svg:height="0.576cm" svg:x="15.148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" draw:text-style-name="P4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2" draw:text-style-name="P4" draw:layer="layout" svg:width="4.834cm" svg:height="0.71cm" svg:x="18.002cm" svg:y="12.733cm">
          <text:p text:style-name="P20"><text:span text:style-name="T25">delete_at_firs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name="object 1" draw:style-name="gr16" draw:text-style-name="P38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0.777cm" svg:height="2.067cm" svg:x="0.55cm" svg:y="0.378cm">
          <text:p text:style-name="P9"><text:span text:style-name="T10">Data Structure –Stack </text:span><text:span text:style-name="T11">Linked</text:span><text:span text:style-name="T12"> </text:span><text:span text:style-name="T10">list</text:span></text:p>
          <text:p text:style-name="P15"><text:span text:style-name="T13">Op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2.45cm" svg:height="0.74cm" svg:x="13.55cm" svg:y="2.911cm">
          <text:p text:style-name="P9"><text:span text:style-name="T27">Pee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4.823cm" svg:height="0.71cm" svg:x="2.6cm" svg:y="4.129cm">
          <text:p text:style-name="P20"><text:span text:style-name="T25">Peek Op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1.236cm" svg:height="0.576cm" svg:x="8.558cm" svg:y="4.912cm">
          <text:p text:style-name="P17"><text:span text:style-name="T22">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1.051cm" svg:height="2.262cm" svg:x="13.42cm" svg:y="6.013cm">
          <text:p text:style-name="P17"><text:span text:style-name="T22">30</text:span></text:p>
          <text:p text:style-name="P28"><text:span text:style-name="T22">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.051cm" svg:height="0.576cm" svg:x="13.42cm" svg:y="9.311cm">
          <text:p text:style-name="P17"><text:span text:style-name="T2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1.709cm" svg:height="0.576cm" svg:x="15.148cm" svg:y="9.35cm">
          <text:p text:style-name="P17"><text:span text:style-name="T24">N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" draw:text-style-name="P4" draw:layer="layout" svg:width="1.79cm" svg:height="0.576cm" svg:x="13.959cm" svg:y="10.81cm">
          <text:p text:style-name="P17"><text:span text:style-name="T22">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name="object 1" draw:style-name="gr17" draw:text-style-name="P39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7.366cm" svg:height="2.067cm" svg:x="0.55cm" svg:y="0.378cm">
          <text:p text:style-name="P9"><text:span text:style-name="T10">Data Structure –Stack</text:span></text:p>
          <text:p text:style-name="P15"><text:span text:style-name="T13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" draw:text-style-name="P4" draw:layer="layout" svg:width="9.935cm" svg:height="0.74cm" svg:x="1.947cm" svg:y="3.709cm">
          <text:p text:style-name="P9"><text:span text:style-name="T10">Stack is Linear Data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" draw:text-style-name="P4" draw:layer="layout" svg:width="0.65cm" svg:height="0.261cm" svg:x="1.348cm" svg:y="3.942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" draw:text-style-name="P4" draw:layer="layout" svg:width="7.413cm" svg:height="0.74cm" svg:x="2.021cm" svg:y="5.017cm">
          <text:p text:style-name="P9"><text:span text:style-name="T10">Last in </text:span><text:span text:style-name="T21">First</text:span><text:span text:style-name="T28"> </text:span><text:span text:style-name="T10">out (LIF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" draw:text-style-name="P4" draw:layer="layout" svg:width="0.65cm" svg:height="0.261cm" svg:x="1.422cm" svg:y="5.254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" draw:text-style-name="P4" draw:layer="layout" svg:width="16.997cm" svg:height="0.74cm" svg:x="2.021cm" svg:y="6.22cm">
          <text:p text:style-name="P9"><text:span text:style-name="T10">Insertion or Deletion happens at</text:span><text:span text:style-name="T20"> </text:span><text:span text:style-name="T10">one end called to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" draw:text-style-name="P4" draw:layer="layout" svg:width="0.65cm" svg:height="0.261cm" svg:x="1.422cm" svg:y="6.454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" draw:text-style-name="P4" draw:layer="layout" svg:width="7.981cm" svg:height="0.74cm" svg:x="2.05cm" svg:y="7.519cm">
          <text:p text:style-name="P9"><text:span text:style-name="T26">Time</text:span><text:span text:style-name="T29"> </text:span><text:span text:style-name="T10">complexity is O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" draw:text-style-name="P4" draw:layer="layout" svg:width="0.65cm" svg:height="0.261cm" svg:x="1.45cm" svg:y="7.755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2" draw:text-style-name="P4" draw:layer="layout" svg:width="5.465cm" svg:height="0.74cm" svg:x="2.12cm" svg:y="8.708cm">
          <text:p text:style-name="P9"><text:span text:style-name="T10">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2" draw:text-style-name="P4" draw:layer="layout" svg:width="0.65cm" svg:height="0.261cm" svg:x="1.52cm" svg:y="8.944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2" draw:text-style-name="P4" draw:layer="layout" svg:width="2.144cm" svg:height="0.74cm" svg:x="2.85cm" svg:y="9.808cm">
          <text:p text:style-name="P9"><text:span text:style-name="T10">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2" draw:text-style-name="P4" draw:layer="layout" svg:width="0.65cm" svg:height="0.261cm" svg:x="2.251cm" svg:y="10.041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2" draw:text-style-name="P4" draw:layer="layout" svg:width="3.808cm" svg:height="0.74cm" svg:x="2.85cm" svg:y="10.807cm">
          <text:p text:style-name="P9"><text:span text:style-name="T11">Linked</text:span><text:span text:style-name="T12"> </text:span><text:span text:style-name="T10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" draw:style-name="gr2" draw:text-style-name="P4" draw:layer="layout" svg:width="0.65cm" svg:height="0.261cm" svg:x="2.251cm" svg:y="11.043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" draw:style-name="gr2" draw:text-style-name="P4" draw:layer="layout" svg:width="4.301cm" svg:height="0.74cm" svg:x="2.103cm" svg:y="11.918cm">
          <text:p text:style-name="P9"><text:span text:style-name="T10">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" draw:style-name="gr2" draw:text-style-name="P4" draw:layer="layout" svg:width="0.65cm" svg:height="0.261cm" svg:x="1.503cm" svg:y="12.154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0" draw:style-name="gr2" draw:text-style-name="P4" draw:layer="layout" svg:width="8.774cm" svg:height="0.74cm" svg:x="2.85cm" svg:y="13.107cm">
          <text:p text:style-name="P9"><text:span text:style-name="T10">Conversion of</text:span><text:span text:style-name="T20"> </text:span><text:span text:style-name="T10">Expres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1" draw:style-name="gr2" draw:text-style-name="P4" draw:layer="layout" svg:width="0.65cm" svg:height="0.261cm" svg:x="2.251cm" svg:y="13.343cm">
          <text:p text:style-name="P16"><text:span text:style-name="T17">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custom-shape draw:name="object 1" draw:style-name="gr18" draw:text-style-name="P40" draw:layer="layout" svg:width="27.974cm" svg:height="15.733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15.426cm" svg:height="1.479cm" svg:x="2.148cm" svg:y="11.586cm">
          <text:p text:style-name="P7"><text:span text:style-name="T7">Code – Stack </text:span><text:span text:style-name="T8">Linked</text:span><text:span text:style-name="T9"> </text:span><text:span text:style-name="T7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/>
    <style:font-face style:name="Calibri1" svg:font-family="Calibri" style:font-pitch="variable"/>
    <style:font-face style:name="EOFLWS+OpenSymbol" svg:font-family="EOFLWS+OpenSymbol" style:font-pitch="variable"/>
    <style:font-face style:name="EOFLWS+OpenSymbol1" svg:font-family="EOFLWS+OpenSymbol"/>
    <style:font-face style:name="JDULMT+DejaVu Sans" svg:font-family="'JDULMT+DejaVu Sans'" style:font-pitch="variable"/>
    <style:font-face style:name="JDULMT+DejaVu Sans1" svg:font-family="'JDULMT+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TTGII+Liberation Sans" svg:font-family="'MTTGII+Liberation Sans'"/>
    <style:font-face style:name="MTTGII+Liberation Sans1" svg:font-family="'MTTGII+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6320000037C4CC2CB6B2B7EC2C9.jpg" xlink:type="simple" xlink:show="embed" xlink:actuate="onLoad"/>
    <draw:fill-image draw:name="msFillBitmap_20_10" draw:display-name="msFillBitmap 10" xlink:href="Pictures/10000000000006320000037CB459F2D9CCFABA6C.jpg" xlink:type="simple" xlink:show="embed" xlink:actuate="onLoad"/>
    <draw:fill-image draw:name="msFillBitmap_20_11" draw:display-name="msFillBitmap 11" xlink:href="Pictures/10000000000006320000037CBF67E94331DCB7AC.jpg" xlink:type="simple" xlink:show="embed" xlink:actuate="onLoad"/>
    <draw:fill-image draw:name="msFillBitmap_20_12" draw:display-name="msFillBitmap 12" xlink:href="Pictures/10000000000006320000037C2B4279CE70C82F38.jpg" xlink:type="simple" xlink:show="embed" xlink:actuate="onLoad"/>
    <draw:fill-image draw:name="msFillBitmap_20_13" draw:display-name="msFillBitmap 13" xlink:href="Pictures/10000000000006320000037C0DBEC9CD620BCEE8.jpg" xlink:type="simple" xlink:show="embed" xlink:actuate="onLoad"/>
    <draw:fill-image draw:name="msFillBitmap_20_14" draw:display-name="msFillBitmap 14" xlink:href="Pictures/10000000000006320000037C13387203F0ECC8DE.jpg" xlink:type="simple" xlink:show="embed" xlink:actuate="onLoad"/>
    <draw:fill-image draw:name="msFillBitmap_20_15" draw:display-name="msFillBitmap 15" xlink:href="Pictures/10000000000006320000037CBD9BC44609B199A1.jpg" xlink:type="simple" xlink:show="embed" xlink:actuate="onLoad"/>
    <draw:fill-image draw:name="msFillBitmap_20_2" draw:display-name="msFillBitmap 2" xlink:href="Pictures/10000000000006320000037CBD9BC44609B199A1.jpg" xlink:type="simple" xlink:show="embed" xlink:actuate="onLoad"/>
    <draw:fill-image draw:name="msFillBitmap_20_3" draw:display-name="msFillBitmap 3" xlink:href="Pictures/10000000000006320000037C91DB92030319B6DE.jpg" xlink:type="simple" xlink:show="embed" xlink:actuate="onLoad"/>
    <draw:fill-image draw:name="msFillBitmap_20_4" draw:display-name="msFillBitmap 4" xlink:href="Pictures/10000000000006320000037CDDA8885697C22547.jpg" xlink:type="simple" xlink:show="embed" xlink:actuate="onLoad"/>
    <draw:fill-image draw:name="msFillBitmap_20_5" draw:display-name="msFillBitmap 5" xlink:href="Pictures/10000000000006320000037C0DF804572019D775.jpg" xlink:type="simple" xlink:show="embed" xlink:actuate="onLoad"/>
    <draw:fill-image draw:name="msFillBitmap_20_6" draw:display-name="msFillBitmap 6" xlink:href="Pictures/10000000000006320000037C82AF9C743C12BA3C.jpg" xlink:type="simple" xlink:show="embed" xlink:actuate="onLoad"/>
    <draw:fill-image draw:name="msFillBitmap_20_7" draw:display-name="msFillBitmap 7" xlink:href="Pictures/10000000000006320000037CA4AE6652C6DF0075.jpg" xlink:type="simple" xlink:show="embed" xlink:actuate="onLoad"/>
    <draw:fill-image draw:name="msFillBitmap_20_8" draw:display-name="msFillBitmap 8" xlink:href="Pictures/10000000000006320000037C94F4F1FCF2D6A17E.jpg" xlink:type="simple" xlink:show="embed" xlink:actuate="onLoad"/>
    <draw:fill-image draw:name="msFillBitmap_20_9" draw:display-name="msFillBitmap 9" xlink:href="Pictures/10000000000006320000037CA061133A594F203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75cm" fo:page-height="15.73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2.62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9.125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9.125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/>
    </style:style>
    <style:style style:name="MP8" style:family="paragraph">
      <style:paragraph-properties fo:margin-left="1.27cm" fo:margin-right="0cm" fo:text-align="start" fo:text-indent="0cm"/>
    </style:style>
    <style:style style:name="MP9" style:family="paragraph">
      <style:paragraph-properties fo:margin-left="2.54cm" fo:margin-right="0cm" fo:text-align="start" fo:text-indent="0cm"/>
    </style:style>
    <style:style style:name="MP10" style:family="paragraph">
      <style:paragraph-properties fo:margin-left="3.81cm" fo:margin-right="0cm" fo:text-align="start" fo:text-indent="0cm"/>
    </style:style>
    <style:style style:name="MP11" style:family="paragraph">
      <style:paragraph-properties fo:margin-left="5.08cm" fo:margin-right="0cm" fo:text-align="start" fo:text-indent="0cm"/>
    </style:style>
    <style:style style:name="MP12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Header 1" presentation:style-name="Mpr1" draw:text-style-name="MP6" draw:layer="backgroundobjects" svg:width="18.882cm" svg:height="4.752cm" svg:x="1.049cm" svg:y="1.188cm" presentation:class="title" presentation:user-transformed="true">
        <draw:text-box>
          <text:p text:style-name="MP5"><text:span text:style-name="MT2">Title</text:span></text:p>
        </draw:text-box>
      </draw:frame>
      <draw:frame draw:name="Text 2" presentation:style-name="Mpr2" draw:text-style-name="MP6" draw:layer="backgroundobjects" svg:width="18.882cm" svg:height="19.604cm" svg:x="1.049cm" svg:y="6.832cm" presentation:class="outline" presentation:user-transformed="true">
        <draw:text-box>
          <text:list text:style-name="ML2">
            <text:list-item>
              <text:p text:style-name="MP7"><text:span text:style-name="MT2">Text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2">Third level</text:span></text:p>
                      <text:list>
                        <text:list-item>
                          <text:p text:style-name="MP10"><text:span text:style-name="MT2">Fourth level</text:span></text:p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3" presentation:style-name="Mpr3" draw:text-style-name="MP13" draw:layer="backgroundobjects" svg:width="4.825cm" svg:height="1.484cm" svg:x="1.049cm" svg:y="27.625cm" presentation:class="date-time" presentation:user-transformed="true">
        <draw:text-box>
          <text:p text:style-name="MP12"><text:span text:style-name="MT3"><text:date style:data-style-name="D1" text:date-value="2022-04-11">4/11/22</text:date></text:span></text:p>
        </draw:text-box>
      </draw:frame>
      <draw:frame draw:name="Footer 4" presentation:style-name="Mpr3" draw:text-style-name="MP13" draw:layer="backgroundobjects" svg:width="6.713cm" svg:height="1.484cm" svg:x="7.134cm" svg:y="27.625cm" presentation:class="footer" presentation:user-transformed="true">
        <draw:text-box>
          <text:p/>
        </draw:text-box>
      </draw:frame>
      <draw:frame draw:name="Slide number 5" presentation:style-name="Mpr3" draw:text-style-name="MP13" draw:layer="backgroundobjects" svg:width="4.825cm" svg:height="1.484cm" svg:x="15.107cm" svg:y="27.625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esentation PowerPoint</dc:title>
    <meta:initial-creator>doc2pdf</meta:initial-creator>
    <meta:editing-cycles>2</meta:editing-cycles>
    <dc:date>2022-04-11T05:35:50.690000000</dc:date>
    <meta:editing-duration>PT1M39S</meta:editing-duration>
    <meta:generator>LibreOffice/7.3.2.2$Windows_X86_64 LibreOffice_project/49f2b1bff42cfccbd8f788c8dc32c1c309559be0</meta:generator>
    <meta:document-statistic meta:object-count="206"/>
    <meta:user-defined meta:name="AppVersion">12.0000</meta:user-defined>
    <meta:user-defined meta:name="PresentationFormat">On-screen Show (4:3)</meta:user-defined>
  </office:meta>
</office:document-meta>
</file>